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2.184cm" fo:break-before="auto" style:use-optimal-row-height="true"/>
    </style:style>
    <style:style style:name="ro14" style:family="table-row">
      <style:table-row-properties style:row-height="0.877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2.369cm" fo:break-before="auto" style:use-optimal-row-height="true"/>
    </style:style>
    <style:style style:name="ro20" style:family="table-row">
      <style:table-row-properties style:row-height="2.473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6.107cm" fo:break-before="auto" style:use-optimal-row-height="true"/>
    </style:style>
    <style:style style:name="ro23" style:family="table-row">
      <style:table-row-properties style:row-height="3.08cm" fo:break-before="auto" style:use-optimal-row-height="true"/>
    </style:style>
    <style:style style:name="ro24" style:family="table-row">
      <style:table-row-properties style:row-height="2.947cm" fo:break-before="auto" style:use-optimal-row-height="true"/>
    </style:style>
    <style:style style:name="ro25" style:family="table-row">
      <style:table-row-properties style:row-height="3.526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1.579cm" fo:break-before="auto" style:use-optimal-row-height="true"/>
    </style:style>
    <style:style style:name="ro2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4">
            <text:p>0719 <text:s/>104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4">
            <text:p>0719 <text:s/>104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4">
            <text:p>0719 <text:s/>104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4">
            <text:p>0719 <text:s/>104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4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4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4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5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5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5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5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5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5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6">
            <text:p>0719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6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6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6">
            <text:p>0719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6">
            <text:p>0719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6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6">
            <text:p>0719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6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7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7">
            <text:p>0719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7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7">
            <text:p>0719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7">
            <text:p>0719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7">
            <text:p>0719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7">
            <text:p>0719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7">
            <text:p>0719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7">
            <text:p>0719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7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8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8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8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8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8">
            <text:p>0719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8">
            <text:p>0719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9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9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9">
            <text:p>0719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9">
            <text:p>0719 <text:s/>104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9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9">
            <text:p>0719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9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39">
            <text:p>0719 <text:s/>104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">
            <text:p>0719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">
            <text:p>0719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">
            <text:p>0719 <text:s/>104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">
            <text:p>0719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">
            <text:p>0719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">
            <text:p>0719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1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1">
            <text:p>0719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1">
            <text:p>0719 <text:s/>104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1">
            <text:p>0719 <text:s/>104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1">
            <text:p>0719 <text:s/>104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1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1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2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2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2">
            <text:p>0719 <text:s/>104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2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2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2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3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3">
            <text:p>0719 <text:s/>104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3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3">
            <text:p>0719 <text:s/>104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4">
            <text:p>0719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4">
            <text:p>0719 <text:s/>104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/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4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6">
            <text:p>7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4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7">
            <text:p>7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4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8">
            <text:p>7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4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9">
            <text:p>7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4">
            <text:p>0719 <text:s/>104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9T10:44:16.44">
            <text:p>0719 <text:s/>1044</text:p>
          </table:table-cell>
          <table:table-cell table:number-columns-repeated="1011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9T10:44:16.44">
            <text:p>0719 <text:s/>104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19T10:44:16.44">
            <text:p>2021/7/19 10:4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9T10:44:16.44">
            <text:p>0719 <text:s/>1044</text:p>
          </table:table-cell>
          <table:table-cell table:style-name="ce7" table:formula="of:=NOW()" office:value-type="date" office:date-value="2021-07-19T10:44:16.44">
            <text:p>0719 <text:s/>104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19T10:44:16.44">
            <text:p>0719 <text:s/>104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1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9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0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2">
            <text:p>0719 <text:s/>104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2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sió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2">
            <text:p>0719 <text:s/>104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3">
            <text:p>0719 <text:s/>104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19" office:value-type="string">
            <text:p>tầng này là rộng. / bức tường đó là cao. / cái xô này là nặng.</text:p>
          </table:table-cell>
          <table:table-cell table:style-name="ce20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3">
            <text:p>0719 <text:s/>104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3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ósm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3">
            <text:p>0719 <text:s/>10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3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ثامن من تموز.</text:p>
          </table:table-cell>
          <table:table-cell table:style-name="ce20"/>
          <table:table-cell table:style-name="ce20" office:value-type="string">
            <text:p>it was thursday, the eigh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4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، هشتم ماه ژوئیه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4">
            <text:p>0719 <text:s/>104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</text:p>
          </table:table-cell>
          <table:table-cell table:style-name="ce20" office:value-type="string">
            <text:p>fi'l'aamisi</text:p>
          </table:table-cell>
          <table:table-cell table:style-name="ce20" office:value-type="string">
            <text:p>I did not buy, yesterda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4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 قهوه می نوشم</text:p>
          </table:table-cell>
          <table:table-cell table:style-name="ce20" office:value-type="string">
            <text:p>qafve / miy'nuwsham[drink</text:p>
          </table:table-cell>
          <table:table-cell table:style-name="ce20" office:value-type="string">
            <text:p>I drank coffee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4">
            <text:p>0719 <text:s/>104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19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0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4">
            <text:p>0719 <text:s/>10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19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0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4">
            <text:p>0719 <text:s/>10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5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iątek, dziew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5">
            <text:p>0719 <text:s/>104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5">
            <text:p>0719 <text:s/>104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5">
            <text:p>0719 <text:s/>104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ة، التاسع من تموز.</text:p>
          </table:table-cell>
          <table:table-cell table:style-name="ce20"/>
          <table:table-cell table:style-name="ce20" office:value-type="string">
            <text:p>it was friday, the ni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5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، ن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5">
            <text:p>0719 <text:s/>104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 / ذهبت إلى الحديقة فقط.</text:p>
          </table:table-cell>
          <table:table-cell table:style-name="ce20" office:value-type="string">
            <text:p>faqa[just</text:p>
          </table:table-cell>
          <table:table-cell table:style-name="ce20" office:value-type="string">
            <text:p>i only went to the park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5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من دوباره قهوه می نوشم. / من هم چای می نوشم.</text:p>
          </table:table-cell>
          <table:table-cell table:style-name="ce20" office:value-type="string">
            <text:p>ham[also / chaay[tea</text:p>
          </table:table-cell>
          <table:table-cell table:style-name="ce20" office:value-type="string">
            <text:p>yesterday i drank coffee again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5">
            <text:p>0719 <text:s/>104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19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0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0" office:value-type="string">
            <text:p>he says he wants to have a rest. / he says he is not feeling well. / he says he wants to sit down on the floor. / how does he feel?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5">
            <text:p>0719 <text:s/>104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5">
            <text:p>0719 <text:s/>104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6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dzies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6">
            <text:p>0719 <text:s/>104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6">
            <text:p>0719 <text:s/>104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عاشر من تموز.</text:p>
          </table:table-cell>
          <table:table-cell table:style-name="ce20"/>
          <table:table-cell table:style-name="ce20" office:value-type="string">
            <text:p>it was saturday, the 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6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، د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6">
            <text:p>0719 <text:s/>104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أشتريت الفول السوداني أمس. / في المساء.</text:p>
          </table:table-cell>
          <table:table-cell table:style-name="ce21" office:value-type="string">
            <text:p>ashtariytu-l'fuwl[beans-a'suwdaaniya / fi'l'masaaI</text:p>
          </table:table-cell>
          <table:table-cell table:style-name="ce21" office:value-type="string">
            <text:p>I bought peanuts yesterday. in the evening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6">
            <text:p>0719 <text:s/>1044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، يک مکعب يخ داخل نوشيدنی گذاشتم</text:p>
          </table:table-cell>
          <table:table-cell table:style-name="ce21" office:value-type="string">
            <text:p>mokya'ab[cube / yax[ice? / doxel[inside / nuwshiydnee?[drink / gazaashtam[yesterday</text:p>
          </table:table-cell>
          <table:table-cell table:style-name="ce21" office:value-type="string">
            <text:p>I put an ice cube in the drink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6">
            <text:p>0719 <text:s/>10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19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0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6">
            <text:p>0719 <text:s/>104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19" office:value-type="string">
            <text:p>một hình[cylinder=1 trụ thoát nước. / nước. hình trụ. anh ta đổ[pour nước ra[out.</text:p>
          </table:table-cell>
          <table:table-cell table:style-name="ce20" office:value-type="string" table:number-columns-spanned="2" table:number-rows-spanned="1">
            <text:p>水を出す筒。水。筒。彼は、水を出し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6">
            <text:p>0719 <text:s/>104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7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oniedziałek, dwu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7">
            <text:p>0719 <text:s/>104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>
            <text:p>shino : nie mogłem ćwiczyć. kiedy wróciłem do domu, było już po siódmej.</text:p>
          </table:table-cell>
          <table:table-cell table:style-name="ce20" office:value-type="string" table:number-columns-spanned="2" table:number-rows-spanned="1">
            <text:p>when i arrived back at the house, it was already past seven o'clock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7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اثنين، الثاني عشر من تموز.</text:p>
          </table:table-cell>
          <table:table-cell table:style-name="ce20"/>
          <table:table-cell table:style-name="ce20" office:value-type="string">
            <text:p>it was monday, the twelf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7">
            <text:p>0719 <text:s/>104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دوازدهم ماه تير. </text:p>
          </table:table-cell>
          <table:table-cell table:style-name="ce20" office:value-type="string">
            <text:p>davooz'dahom / tiy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7">
            <text:p>0719 <text:s/>1044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یت مكعبات ثلج.</text:p>
          </table:table-cell>
          <table:table-cell table:style-name="ce21" office:value-type="string">
            <text:p>muqaAbaat / thalidhun</text:p>
          </table:table-cell>
          <table:table-cell table:style-name="ce21" office:value-type="string">
            <text:p>I bought ice cube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7">
            <text:p>0719 <text:s/>104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يک نوشيدتی داغ درست کردم</text:p>
          </table:table-cell>
          <table:table-cell table:style-name="ce20" office:value-type="string">
            <text:p>nuwshiydnee / dooG[hot / dorost[right / kyardam[have</text:p>
          </table:table-cell>
          <table:table-cell table:style-name="ce20" office:value-type="string">
            <text:p>I made a drink hot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7">
            <text:p>0719 <text:s/>104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19" office:value-type="string">
            <text:p>tưới nước lên[on các[pillar~1 trụ và xung[around~1 quanh.</text:p>
          </table:table-cell>
          <table:table-cell table:style-name="ce20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8">
            <text:p>0719 <text:s/>104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19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0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8">
            <text:p>0719 <text:s/>104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8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wtorek, trzy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8">
            <text:p>0719 <text:s/>104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8">
            <text:p>0719 <text:s/>1044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0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8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ثلاثاء، الثالث عشر من تموز.</text:p>
          </table:table-cell>
          <table:table-cell table:style-name="ce20" office:value-type="string">
            <text:p>a'thaalith[third</text:p>
          </table:table-cell>
          <table:table-cell table:style-name="ce20" office:value-type="string">
            <text:p>it was tuesday, the thir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8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سه شنبه بود، سي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8">
            <text:p>0719 <text:s/>1044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شيء. / أشياء / / أشياء كثيرة</text:p>
          </table:table-cell>
          <table:table-cell table:style-name="ce21" office:value-type="string">
            <text:p>shayiU / ashyaaU / ash'yaaU kathiyratu / ishtaraytu / ishtaraytu ashyaaA kathiyratan</text:p>
          </table:table-cell>
          <table:table-cell table:style-name="ce21" office:value-type="string">
            <text:p>thing. / things / many things / I bought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9">
            <text:p>0719 <text:s/>104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آسمان / هوا/ آفتابی / ديروز، آفتابی بود.</text:p>
          </table:table-cell>
          <table:table-cell table:style-name="ce21" office:value-type="string">
            <text:p>oosmaan / havoo / aaftaabiy</text:p>
          </table:table-cell>
          <table:table-cell table:style-name="ce21" office:value-type="string">
            <text:p>sky / weather / <text:s/>sunny / it was sunn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9">
            <text:p>0719 <text:s/>10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19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0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0" office:value-type="string">
            <text:p>休憩。時間。時刻。休憩の時間。あるいは、タバコを吸いますか？そして、水を飲みますか？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9">
            <text:p>0719 <text:s/>1044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19" office:value-type="string">
            <text:p>phá vỡ. / bạn dã nghỉ ngơi? / tôi sẽ nghỉ giải lao. / bạn dã nghỉ ngơi chưa? / bạn dã ăn chưa không?</text:p>
          </table:table-cell>
          <table:table-cell table:style-name="ce20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9">
            <text:p>0719 <text:s/>10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9">
            <text:p>0719 <text:s/>104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여기 며칠은, 음료는 냄비으로 따뜻하게하지 않다. / 레인지에서 약간 가열하고 있다.</text:p>
          </table:table-cell>
          <table:table-cell table:style-name="ce20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9">
            <text:p>0719 <text:s/>104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>
            <text:p>음료를 만들 때의 절차. (1) 둥근 냄비를 꺼낸다. (2) 이 냄비에 물을 넣는다.</text:p>
          </table:table-cell>
          <table:table-cell table:style-name="ce20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9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czter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59">
            <text:p>0719 <text:s/>10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">
            <text:p>0719 <text:s/>1044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0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">
            <text:p>0719 <text:s/>1044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0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1">
            <text:p>0719 <text:s/>104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أربعاء، الرابع عشر من تموز.</text:p>
          </table:table-cell>
          <table:table-cell table:style-name="ce21"/>
          <table:table-cell table:style-name="ce21" office:value-type="string">
            <text:p>it was wednesday, the fourteenth of jul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1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چهارشنبه بود، چهار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1">
            <text:p>0719 <text:s/>1044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يت الخمور. اشتريت الزنجبيل.</text:p>
          </table:table-cell>
          <table:table-cell table:style-name="ce21" office:value-type="string">
            <text:p>l'xomuwra[liqour / wa'shtaraytu[and-bought / zindhiyla[ginger</text:p>
          </table:table-cell>
          <table:table-cell table:style-name="ce21" office:value-type="string">
            <text:p>I bought liquor. I bought ginger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1">
            <text:p>0719 <text:s/>104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باران / * / هوای بارانی / باران باريد.</text:p>
          </table:table-cell>
          <table:table-cell table:style-name="ce21" office:value-type="string">
            <text:p>havoye[weather <text:s/>/ baaraaniy[rainy / baariy[rained?</text:p>
          </table:table-cell>
          <table:table-cell table:style-name="ce21" office:value-type="string">
            <text:p>rain / rainy / rainy weather / it rained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1">
            <text:p>0719 <text:s/>104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19" office:value-type="string">
            <text:p>đổ[pour đầy[full nước vào[into xô[bucket. / chải. / rửa[wash cốt[bone thép[steel bằng[with bàn[table chải[brush.</text:p>
          </table:table-cell>
          <table:table-cell table:style-name="ce20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1">
            <text:p>0719 <text:s/>104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19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0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1">
            <text:p>0719 <text:s/>10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2">
            <text:p>0719 <text:s/>104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2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piąt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2">
            <text:p>0719 <text:s/>104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2">
            <text:p>0719 <text:s/>104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2">
            <text:p>0719 <text:s/>1044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خامس عشر من تموز.</text:p>
          </table:table-cell>
          <table:table-cell table:style-name="ce21"/>
          <table:table-cell table:style-name="ce21" office:value-type="string">
            <text:p>it was thursday, the fif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2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 بود، پانزدهم ماه تير.</text:p>
          </table:table-cell>
          <table:table-cell table:style-name="ce21" office:value-type="string">
            <text:p>panz'dahom</text:p>
          </table:table-cell>
          <table:table-cell table:style-name="ce21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3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اشيء / لم أشتري. / / لم أشتري شيئًا</text:p>
          </table:table-cell>
          <table:table-cell table:style-name="ce20" office:value-type="string">
            <text:p>laa'shayAU / lam ashtariy shiyan[something</text:p>
          </table:table-cell>
          <table:table-cell table:style-name="ce20" office:value-type="string">
            <text:p>nothing / I didn't buy / I bought nothing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3">
            <text:p>0719 <text:s/>1044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ابر / آسمان / ابر در آسمان / ابرها / ابرها بود. / ابر وجود داشت</text:p>
          </table:table-cell>
          <table:table-cell table:style-name="ce20" office:value-type="string">
            <text:p>aabr[cloud / abr'hoe[clouds / wudhuw_d / daasht[have</text:p>
          </table:table-cell>
          <table:table-cell table:style-name="ce20" office:value-type="string">
            <text:p>cloud / sky / cloud in the sky / clouds / there were clouds / there was a cloud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3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19" office:value-type="string">
            <text:p>bạn có biết cầu thang[ladder là ở đâu? / cầu thang / cầu thang là ở bên kia. / bên này.</text:p>
          </table:table-cell>
          <table:table-cell table:style-name="ce20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3">
            <text:p>0719 <text:s/>104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19" office:value-type="string">
            <text:p>tôi có một cái mũ. / bạn có một chiếc mũ. / bạn dã mua cái mũ ở nhật bãn?</text:p>
          </table:table-cell>
          <table:table-cell table:style-name="ce20" office:value-type="string" table:number-columns-spanned="2" table:number-rows-spanned="1">
            <text:p>I have a hat. / you have a hat / did you buy that hat in japan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3">
            <text:p>0719 <text:s/>104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3">
            <text:p>0719 <text:s/>104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4">
            <text:p>0719 <text:s/>104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4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iątek, szes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4">
            <text:p>0719 <text:s/>1044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4">
            <text:p>0719 <text:s/>10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4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ه، السادس عشر من تموز.</text:p>
          </table:table-cell>
          <table:table-cell table:style-name="ce20"/>
          <table:table-cell table:style-name="ce20" office:value-type="string">
            <text:p>it was friday, the six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4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 بود، شان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4">
            <text:p>0719 <text:s/>104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لم أشتري شيئًا. / ذهبت إلى الحديقة.</text:p>
          </table:table-cell>
          <table:table-cell table:style-name="ce20" office:value-type="string">
            <text:p>lam-ash'tariy / shiy'aan / dzahaptu</text:p>
          </table:table-cell>
          <table:table-cell table:style-name="ce20" office:value-type="string">
            <text:p>I bought nothing / I went to the park / park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4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خورشيد / ابر، آسمان، و خورشيد / خورشيت در آسمان.</text:p>
          </table:table-cell>
          <table:table-cell table:style-name="ce20" office:value-type="string">
            <text:p>xuwr'shiy_d</text:p>
          </table:table-cell>
          <table:table-cell table:style-name="ce20" office:value-type="string">
            <text:p>sun / cloud, sky, and sun / sun in the sk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5">
            <text:p>0719 <text:s/>10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8T11:22:00.26">
            <text:p>0718</text:p>
          </table:table-cell>
          <table:table-cell table:style-name="ce9" office:value-type="string">
            <text:p>v1-46</text:p>
          </table:table-cell>
          <table:table-cell table:style-name="ce19" office:value-type="string">
            <text:p>bạn đi về[toward~1 phía trước. / bạn đi về phía trước. / bạn quay sang trái / và, bạn rẽ sang phải / ơ đó, có một nhà[house vệ[sanitary~1 sinh. / ai đó đang sử đụng bây giò.</text:p>
          </table:table-cell>
          <table:table-cell table:style-name="ce20" office:value-type="string" table:number-columns-spanned="2" table:number-rows-spanned="1">
            <text:p>you go forward. / you turn to the left. / and, you turn to the right / there is a toilet. / someone is using it now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5">
            <text:p>0719 <text:s/>104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tay anh ấy không? / làm ơn, nắm xác anh ấy / bạn có thể chuyển những[these tấm[plate gỗ[wood này, cho tôi, đi được[good không? / tôi muốn tạo[create không[space~1 gian choi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5">
            <text:p>0719 <text:s/>104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두 마리. 미케도 왔다. &lt;2&gt; 내가 계단 앞에 도착할 때는 아미 미케의 울음소리가 들려 있었다. 그 순간, 안심했다. 기뻤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5">
            <text:p>0719 <text:s/>104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(2) 며칠 없었던 때문인지, 미케는 자꾸 울린다. &lt;2&gt; 작은 남 아이가 계단 남 쪽에서 벽을 향해 공을 던지고 있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5">
            <text:p>0719 <text:s/>104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1) 오늘 아침의 일이지만, 다시 씨앗을 심었다. &lt;2&gt; 이 번은 강낭콩의 씨앗. &lt;3&gt; 한 개소에 대체로 넷 마리 정도. 총, 삼 개소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5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sied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6">
            <text:p>0719 <text:s/>104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"kan" i "dai-kan". (2) motto brzmi, rozluźniasz[relax twoją ustę, a mimo[still to, dźwięk wychodzi mocno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6">
            <text:p>0719 <text:s/>10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innymi słowami, jeśli twoje usta stają się zmęczone[tired, to, gdy wydmuchasz, robisz coś niepotrzebnego. &lt;2&gt; to jest, że, co robisz z dobrymi intencjami, to uniemożliwia[hinder osiągnięcie[achieving zamierzonego cel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6">
            <text:p>0719 <text:s/>104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 table:number-columns-spanned="3" table:number-rows-spanned="1">
            <text:p>&lt;3&gt; ciężej[harder im próbowasz, dalej jesteś od zamierzonych[intended wyników[results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6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سابع عشر من تموز.</text:p>
          </table:table-cell>
          <table:table-cell table:style-name="ce20"/>
          <table:table-cell table:style-name="ce20" office:value-type="string">
            <text:p>it was saturday, the seven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6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 بود، هف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6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اشتريت؟ / لم أشتري شيئًا <text:s/>/ فقط، ذهبت إلى الحديقة.</text:p>
          </table:table-cell>
          <table:table-cell table:style-name="ce20" office:value-type="string">
            <text:p>maa'dzaa[what / shiy'aan[anything / faqa_d[only</text:p>
          </table:table-cell>
          <table:table-cell table:style-name="ce20" office:value-type="string">
            <text:p>what did I buy?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6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دوباره، ابرها در آسمان. / خورشيد نيز هست.</text:p>
          </table:table-cell>
          <table:table-cell table:style-name="ce20" office:value-type="string">
            <text:p>aabrhoe[clouds / niyz[also / haas_t[there-is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6">
            <text:p>0719 <text:s/>10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9T09:00:20.06">
            <text:p>0719</text:p>
          </table:table-cell>
          <table:table-cell table:style-name="ce9" office:value-type="string">
            <text:p>v1-34</text:p>
          </table:table-cell>
          <table:table-cell table:style-name="ce19" office:value-type="string">
            <text:p>tôi đã[did đau[hurt ngón[finger~1 tay của tôi. / tôi đập vai vào tường. / tôi đập chân vào gỗ[wood vuông[square. (THANH[bar GỖ VUÔNG)</text:p>
          </table:table-cell>
          <table:table-cell table:style-name="ce20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6">
            <text:p>0719 <text:s/>104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v2-35</text:p>
          </table:table-cell>
          <table:table-cell table:style-name="ce19" office:value-type="string">
            <text:p>đi lên lầu. / tôi đến từ tầng dưới. / ở đây, có cầu thang không? / bạn đi thẳng, và bạn sẽ tìm thấy nó ở bên trái của bạn.</text:p>
          </table:table-cell>
          <table:table-cell table:style-name="ce20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6">
            <text:p>0719 <text:s/>104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미케도 있었다. 좋았다. (2) 평평 장소에서 마사지. &lt;2&gt; 크로를 안아하고 돌아가기. (3) 크로에게 우선 페이스트. 그리고 미케에게. (4) 제 1회 고체 후, 아직 먹고 있을 때에 제 2회의 고체를 그들 각각이 먹고 있는 위치의 좀 앞에서 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7">
            <text:p>0719 <text:s/>104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호박. 싹이 나온 모종. 그 들 중 일부를, 4 개 인가, 위치를 바꿨다. &lt;2&gt; 바꿀 때, 뿌리의 대부분을 흩어져 , 찢어 지렸다. &lt;3&gt; 어떻게 해야 이 결과를 막을 수 있는지 몰라서, 아이디어가 떠오르지 않고, 그대로 방치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8">
            <text:p>0719 <text:s/>104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2) 결과, 옮겼던 모종. 그 잎 들이 늘어져와 버렸다. (3) 그래서, 신문 종이를 모종 위에 두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8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niedziele, osiem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9">
            <text:p>0719 <text:s/>104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podobna jak wcześniej. tak samo jak ostatnio. (2) dźwięki "dai-kan"-u. czuję się tak dobrze, kiedy słyszę te dźwięki. &lt;2&gt; to wsiąka w moją głowę. &lt;3&gt; jak nawilżacz, dźwięki wypełniają mój mózg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9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7">
            <text:p>107</text:p>
          </table:table-cell>
          <table:table-cell table:style-name="ce3" table:formula="of:=[.B10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امس، كان ذلك يوم الأحد، الثامن عشر من تموز.</text:p>
          </table:table-cell>
          <table:table-cell table:style-name="ce20"/>
          <table:table-cell table:style-name="ce20" office:value-type="string">
            <text:p>it was sunday, the eigh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9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يروز، يکشنبه بود، هج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6.69">
            <text:p>0719 <text:s/>1044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أنا اشتريت؟ / أنا لم أشتري شيئًا. / فقط، ذهبت إلى الحديقة، مرة أخرى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86">
            <text:p>0719 <text:s/>1044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(۱)ديروز هوا : ابرها در آسمان. / خورشيد نيز هست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86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12">
            <text:p>12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9" office:value-type="string">
            <text:p>گرم بود. / آن بسيار داغ بود.</text:p>
          </table:table-cell>
          <table:table-cell table:style-name="ce20" office:value-type="string">
            <text:p>aan / kjaarm[hot / bis'yoor[a-lot / dooG[ho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86">
            <text:p>0719 <text:s/>104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13">
            <text:p>13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9" office:value-type="string">
            <text:p>فصل. / تابستان</text:p>
          </table:table-cell>
          <table:table-cell table:style-name="ce20" office:value-type="string">
            <text:p>faasl[season / taabis'tan[summe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86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86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86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86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86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86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12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12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12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1">
            <text:p>121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12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12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12">
            <text:p>0719 <text:s/>104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9T10:44:12.12">
            <text:p>0719 <text:s/>1044</text:p>
          </table:table-cell>
          <table:table-cell table:number-columns-repeated="1010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9T10:44:12.11">
            <text:p>0719 <text:s/>104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19T10:44:16.69">
            <text:p>0719 <text:s/>1044</text:p>
          </table:table-cell>
          <table:table-cell table:style-name="ce7" table:formula="of:=NOW()" office:value-type="date" office:date-value="2021-07-19T10:44:16.69">
            <text:p>0719 <text:s/>104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19T10:44:16.69">
            <text:p>0719 <text:s/>1044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1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9">2021/07/19</text:date>, <text:time>10:44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19T10:44:16.03</dc:date>
    <dc:creator>iwabuchi ken</dc:creator>
    <meta:editing-duration>P4DT20H27M13S</meta:editing-duration>
    <meta:editing-cycles>747</meta:editing-cycles>
    <meta:generator>OpenOffice/4.1.3$Win32 OpenOffice.org_project/413m1$Build-9783</meta:generator>
    <meta:document-statistic meta:table-count="2" meta:cell-count="1237" meta:object-count="0"/>
  </office:meta>
</office:document-meta>
</file>